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31cm"/>
    </style:style>
    <style:style style:name="co4" style:family="table-column">
      <style:table-column-properties fo:break-before="auto" style:column-width="5.265cm"/>
    </style:style>
    <style:style style:name="co5" style:family="table-column">
      <style:table-column-properties fo:break-before="auto" style:column-width="3.475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5.188cm"/>
    </style:style>
    <style:style style:name="co8" style:family="table-column">
      <style:table-column-properties fo:break-before="auto" style:column-width="4.651cm"/>
    </style:style>
    <style:style style:name="co9" style:family="table-column">
      <style:table-column-properties fo:break-before="auto" style:column-width="3.501cm"/>
    </style:style>
    <style:style style:name="ro9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ro3" style:family="table-row">
      <style:table-row-properties style:row-height="1.612cm" fo:break-before="auto" style:use-optimal-row-height="true"/>
    </style:style>
    <style:style style:name="ro4" style:family="table-row">
      <style:table-row-properties style:row-height="2.134cm" fo:break-before="auto" style:use-optimal-row-height="true"/>
    </style:style>
    <style:style style:name="ro5" style:family="table-row">
      <style:table-row-properties style:row-height="2.498cm" fo:break-before="auto" style:use-optimal-row-height="false"/>
    </style:style>
    <style:style style:name="ro6" style:family="table-row">
      <style:table-row-properties style:row-height="3.695cm" fo:break-before="auto" style:use-optimal-row-height="true"/>
    </style:style>
    <style:style style:name="ro7" style:family="table-row">
      <style:table-row-properties style:row-height="3.175cm" fo:break-before="auto" style:use-optimal-row-height="true"/>
    </style:style>
    <style:style style:name="ro8" style:family="table-row">
      <style:table-row-properties style:row-height="4.997cm" fo:break-before="auto" style:use-optimal-row-height="false"/>
    </style:style>
    <style:style style:name="ro10" style:family="table-row">
      <style:table-row-properties style:row-height="5.805cm" fo:break-before="auto" style:use-optimal-row-height="false"/>
    </style:style>
    <style:style style:name="ro11" style:family="table-row">
      <style:table-row-properties style:row-height="5.856cm" fo:break-before="auto" style:use-optimal-row-height="false"/>
    </style:style>
    <style:style style:name="ro12" style:family="table-row">
      <style:table-row-properties style:row-height="5.283cm" fo:break-before="auto" style:use-optimal-row-height="false"/>
    </style:style>
    <style:style style:name="ro13" style:family="table-row">
      <style:table-row-properties style:row-height="4.165cm" fo:break-before="auto" style:use-optimal-row-height="false"/>
    </style:style>
    <style:style style:name="ro14" style:family="table-row">
      <style:table-row-properties style:row-height="5.517cm" fo:break-before="auto" style:use-optimal-row-height="false"/>
    </style:style>
    <style:style style:name="ro15" style:family="table-row">
      <style:table-row-properties style:row-height="6.064cm" fo:break-before="auto" style:use-optimal-row-height="false"/>
    </style:style>
    <style:style style:name="ro16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wrap-option="wrap" fo:border="0.002cm solid #000000"/>
      <style:text-properties style:font-name="Times New Roman" fo:font-size="13pt" style:font-size-asian="13pt" style:font-size-complex="13pt"/>
    </style:style>
    <style:style style:name="ce3" style:family="table-cell" style:parent-style-name="Default">
      <style:table-cell-properties fo:wrap-option="wrap"/>
      <style:text-properties style:font-name="Times New Roman" fo:font-size="13pt" style:font-size-asian="13pt" style:font-size-complex="13pt"/>
    </style:style>
    <style:style style:name="ce4" style:family="table-cell" style:parent-style-name="Default">
      <style:text-properties style:font-name="Times New Roman" fo:font-size="13pt" style:font-size-asian="13pt" style:font-size-complex="13pt"/>
    </style:style>
    <style:style style:name="ce5" style:family="table-cell" style:parent-style-name="Default">
      <style:table-cell-properties fo:wrap-option="wrap" fo:border="0.002cm solid #000000"/>
      <style:text-properties style:font-name="Times New Roman" fo:font-size="13pt" style:font-name-asian="Arial Unicode MS" style:font-size-asian="13pt" style:font-name-complex="Arial Unicode MS" style:font-size-complex="13pt"/>
    </style:style>
    <style:style style:name="ce6" style:family="table-cell" style:parent-style-name="Default">
      <style:table-cell-properties fo:wrap-option="wrap" fo:border="0.002cm solid #000000"/>
      <style:text-properties style:font-name="Times New Roman" fo:font-size="13pt" fo:language="en" fo:country="US" style:font-name-asian="Arial Unicode MS" style:font-size-asian="13pt" style:language-asian="en" style:country-asian="US" style:font-name-complex="Arial Unicode MS" style:font-size-complex="13pt" style:language-complex="en" style:country-complex="US"/>
    </style:style>
    <style:style style:name="ce7" style:family="table-cell" style:parent-style-name="Default">
      <style:table-cell-properties fo:wrap-option="wrap" fo:border="0.002cm solid #000000"/>
      <style:text-properties fo:color="#000000" style:font-name="Times New Roman" fo:font-size="13pt" style:font-name-asian="Arial Unicode MS" style:font-size-asian="13pt" style:font-name-complex="Arial" style:font-size-complex="13pt"/>
    </style:style>
    <style:style style:name="T1" style:family="text">
      <style:text-properties style:font-name="Times New Roman" fo:font-size="13pt" style:font-name-asian="Arial Unicode MS" style:font-size-asian="13pt" style:font-name-complex="Arial Unicode MS" style:font-size-complex="13pt"/>
    </style:style>
    <style:style style:name="T2" style:family="text">
      <style:text-properties fo:color="#181a1e" style:text-outline="false" style:font-name="Times New Roman" fo:font-size="13pt" fo:letter-spacing="normal" style:letter-kerning="false" style:font-name-asian="Arial Unicode MS" style:font-size-asian="13pt" style:font-name-complex="Arial Unicode MS" style:font-size-complex="13pt"/>
    </style:style>
  </office:automatic-styles>
  <office:body>
    <office:spreadsheet>
      <table:table table:name="Лист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9" table:default-cell-style-name="ce7"/>
        <table:table-row table:style-name="ro2">
          <table:table-cell table:style-name="ce1" office:value-type="string">
            <text:p>№</text:p>
          </table:table-cell>
          <table:table-cell table:style-name="ce1" office:value-type="string">
            <text:p>Описание дефекта</text:p>
          </table:table-cell>
          <table:table-cell table:style-name="ce1" office:value-type="string">
            <text:p>Приоритет</text:p>
          </table:table-cell>
          <table:table-cell table:style-name="ce1" office:value-type="string">
            <text:p>Серьезность</text:p>
          </table:table-cell>
          <table:table-cell table:style-name="ce1" office:value-type="string">
            <text:p>Шаги</text:p>
          </table:table-cell>
          <table:table-cell table:style-name="ce1" office:value-type="string">
            <text:p>Фактический результат</text:p>
          </table:table-cell>
          <table:table-cell table:style-name="ce1" office:value-type="string">
            <text:p>Ожидаемый результат</text:p>
          </table:table-cell>
          <table:table-cell table:style-name="ce1" office:value-type="string">
            <text:p>Окружение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Ошибка в названии сайта.</text:p>
          </table:table-cell>
          <table:table-cell office:value-type="string">
            <text:p>High</text:p>
          </table:table-cell>
          <table:table-cell office:value-type="string">
            <text:p>Незначительная</text:p>
          </table:table-cell>
          <table:table-cell office:value-type="string">
            <text:p>1. Открыть страницу с результатами поиска (указано в задании №1).</text:p>
          </table:table-cell>
          <table:table-cell office:value-type="string">
            <text:p>В шапке сайта ошибка в названии сайта — «Awito».</text:p>
          </table:table-cell>
          <table:table-cell office:value-type="string">
            <text:p>В шапке сайта написано— «Avito»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Отсутствует пробел между поисковой строкой и кнопкой "все категории".</text:p>
          </table:table-cell>
          <table:table-cell office:value-type="string">
            <text:p>Low</text:p>
          </table:table-cell>
          <table:table-cell office:value-type="string">
            <text:p>Незначительная</text:p>
          </table:table-cell>
          <table:table-cell office:value-type="string">
            <text:p>1. Открыть страницу с результатами поиска (указано в задании №1).</text:p>
          </table:table-cell>
          <table:table-cell office:value-type="string">
            <text:p>Нет пробела между поисковой строкой и кнопкой "все категории".</text:p>
          </table:table-cell>
          <table:table-cell office:value-type="string">
            <text:p>Присутствует пробел между поисковой строкой и кнопкой "все категории"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В breadcrumbs указатели с mockup не соответствуют оригиналу с сайта.</text:p>
          </table:table-cell>
          <table:table-cell office:value-type="string">
            <text:p>Low</text:p>
          </table:table-cell>
          <table:table-cell office:value-type="string">
            <text:p>Незначительная</text:p>
          </table:table-cell>
          <table:table-cell office:value-type="string">
            <text:p>1. Открыть страницу с результатами поиска (указано в задании №1).</text:p>
          </table:table-cell>
          <table:table-cell table:style-name="ce5" office:value-type="string">
            <text:p>В breadcrumbs указаны стрелочки «-&gt;» между словами.</text:p>
          </table:table-cell>
          <table:table-cell table:style-name="ce6" office:value-type="string">
            <text:p><text:span text:style-name="T1">В breadcrumbs указаны стрелочки “</text:span><text:span text:style-name="T2">&gt;”</text:span><text:span text:style-name="T1"> между словами.</text:span>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Над поисковой строкой в breadcrumbs названия разделов неправильно написаны.</text:p>
          </table:table-cell>
          <table:table-cell office:value-type="string">
            <text:p>Low</text:p>
          </table:table-cell>
          <table:table-cell office:value-type="string">
            <text:p>Незначительная</text:p>
          </table:table-cell>
          <table:table-cell office:value-type="string">
            <text:p>1. Открыть страницу с результатами поиска (указано в задании №1).</text:p>
          </table:table-cell>
          <table:table-cell table:style-name="ce5" office:value-type="string">
            <text:p>в breadcrumbs названия разделов написаны «электроника-&gt;телефоны-&gt;мобильные телефоны» .</text:p>
          </table:table-cell>
          <table:table-cell office:value-type="string">
            <text:p>в breadcrumbs названия разделов написаны «Электроника &gt; Телефоны &gt; Мобильные телефоны»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7">
          <table:table-cell office:value-type="float" office:value="5">
            <text:p>5</text:p>
          </table:table-cell>
          <table:table-cell table:style-name="ce5" office:value-type="string">
            <text:p><text:s/>В breadcrumbs отсутствует эндпоинт Samsung.</text:p>
          </table:table-cell>
          <table:table-cell office:value-type="string">
            <text:p>Medium</text:p>
          </table:table-cell>
          <table:table-cell office:value-type="string">
            <text:p>Незначительная</text:p>
          </table:table-cell>
          <table:table-cell office:value-type="string">
            <text:p>1. Открыть страницу с результатами поиска (указано в задании №1).</text:p>
          </table:table-cell>
          <table:table-cell table:style-name="ce5" office:value-type="string">
            <text:p>в breadcrumbs написано «электроника-&gt;телефоны-&gt;мобильные телефоны» .</text:p>
          </table:table-cell>
          <table:table-cell office:value-type="string">
            <text:p>в breadcrumbs написано «Электроника &gt; Телефоны &gt; Мобильные телефоны &gt; <text:s/>Samsung»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Не правильно сработал фильтр «Производитель».</text:p>
          </table:table-cell>
          <table:table-cell office:value-type="string">
            <text:p>Medium</text:p>
          </table:table-cell>
          <table:table-cell office:value-type="string">
            <text:p>Значительная</text:p>
          </table:table-cell>
          <table:table-cell office:value-type="string">
            <text:p>1. Открыть страницу <text:s/>поиска (указано в задании №1). <text:s text:c="17"/>2. Выставить в фильтрe «Производитель» - Samsung. <text:s text:c="23"/>3. <text:s text:c="2"/>Выполнить поиск. <text:s text:c="21"/></text:p>
          </table:table-cell>
          <table:table-cell office:value-type="string">
            <text:p>Помимо продукции Samsung'a в результате поиска присутствует и другой производитель.</text:p>
          </table:table-cell>
          <table:table-cell table:style-name="ce2" office:value-type="string">
            <text:p>В результате поиска должны быть товары исключительно производителя Samsung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10">
          <table:table-cell office:value-type="float" office:value="7">
            <text:p>7</text:p>
          </table:table-cell>
          <table:table-cell office:value-type="string">
            <text:p>Отсутствует радиокнопки «Сначало из Москвы»</text:p>
          </table:table-cell>
          <table:table-cell office:value-type="string">
            <text:p>Medium</text:p>
          </table:table-cell>
          <table:table-cell office:value-type="string">
            <text:p>Значительная</text:p>
          </table:table-cell>
          <table:table-cell office:value-type="string">
            <text:p>2. Открыть страницу <text:s/>поиска (указано в задании №1). <text:s text:c="17"/>2. Выставить в фильтрe «Производитель» - Samsung. <text:s text:c="23"/>3. <text:s text:c="2"/>Выполнить поиск. <text:s/>4. Над результатом поиска стоит надпись «Сначала из Москвы». <text:s text:c="21"/></text:p>
          </table:table-cell>
          <table:table-cell table:style-name="ce5" office:value-type="string">
            <text:p>Над результатом поиска стоит надпись «Сначала из Москвы» без радиокнопки(тумблер).</text:p>
          </table:table-cell>
          <table:table-cell office:value-type="string">
            <text:p>Над результатом поиска стоит надпись «Сначала из Москвы» с радиокнопкой (тумблер)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11">
          <table:table-cell office:value-type="float" office:value="8">
            <text:p>8</text:p>
          </table:table-cell>
          <table:table-cell office:value-type="string">
            <text:p>Не правильно сработал фильтр «Память».</text:p>
          </table:table-cell>
          <table:table-cell office:value-type="string">
            <text:p>Medium</text:p>
          </table:table-cell>
          <table:table-cell office:value-type="string">
            <text:p>Значительная</text:p>
          </table:table-cell>
          <table:table-cell office:value-type="string">
            <text:p>1. Открыть страницу <text:s/>поиска (указано в задании №1). <text:s text:c="17"/>2. В фильтрe «Память» поставить галочку в <text:s/>чекбокс 512 ГБ. <text:s text:c="12"/>3. Выполнить поиск. <text:s text:c="21"/></text:p>
          </table:table-cell>
          <table:table-cell office:value-type="string">
            <text:p>Помимо телефонов с памятью 512 ГБ в результат поиска попали телефоны и с другим объемом памяти.</text:p>
          </table:table-cell>
          <table:table-cell table:style-name="ce2" office:value-type="string">
            <text:p>В результате поиска должны быть телефоны только с памятью 512 ГБ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12">
          <table:table-cell office:value-type="float" office:value="9">
            <text:p>9</text:p>
          </table:table-cell>
          <table:table-cell office:value-type="string">
            <text:p>Не правильно сработал фильтр «Цвет».</text:p>
          </table:table-cell>
          <table:table-cell office:value-type="string">
            <text:p>Medium</text:p>
          </table:table-cell>
          <table:table-cell office:value-type="string">
            <text:p>Значительная</text:p>
          </table:table-cell>
          <table:table-cell office:value-type="string">
            <text:p>1. Открыть страницу <text:s/>поиска (указано в задании №1). <text:s text:c="17"/>2. В фильтрe «Цвет» нажать на радиокнопку «Синий цвет». <text:s text:c="13"/>3. Выполнить поиск. <text:s text:c="21"/></text:p>
          </table:table-cell>
          <table:table-cell office:value-type="string">
            <text:p>Помимо телефонов синего цвета в результат поиска попали телефоны и <text:s/>других цветов.</text:p>
          </table:table-cell>
          <table:table-cell table:style-name="ce2" office:value-type="string">
            <text:p>В результате поиска должны быть телефоны только из «семейства» синих цветов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13">
          <table:table-cell office:value-type="float" office:value="10">
            <text:p>10</text:p>
          </table:table-cell>
          <table:table-cell office:value-type="string">
            <text:p>Не правильно сработал фильтр «Цена».</text:p>
          </table:table-cell>
          <table:table-cell office:value-type="string">
            <text:p>Medium</text:p>
          </table:table-cell>
          <table:table-cell office:value-type="string">
            <text:p>Значительная</text:p>
          </table:table-cell>
          <table:table-cell office:value-type="string">
            <text:p>1. Открыть страницу <text:s/>поиска (указано в задании №1). <text:s text:c="17"/>2. В окне фильтра «Цена» установить значение <text:s/>50000. <text:s text:c="12"/>3. Выполнить поиск. <text:s text:c="21"/></text:p>
          </table:table-cell>
          <table:table-cell office:value-type="string">
            <text:p>По результатам поиска нашлись телефоны дешевле 50000 рублей.</text:p>
          </table:table-cell>
          <table:table-cell office:value-type="string">
            <text:p>По результатам поиска нашлись телефоны от 50000 рублей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13">
          <table:table-cell office:value-type="float" office:value="11">
            <text:p>11</text:p>
          </table:table-cell>
          <table:table-cell office:value-type="string">
            <text:p>Отсутствует чекбокс «Бесплатная доставка»</text:p>
          </table:table-cell>
          <table:table-cell office:value-type="string">
            <text:p>Medium</text:p>
          </table:table-cell>
          <table:table-cell office:value-type="string">
            <text:p>Значительная</text:p>
          </table:table-cell>
          <table:table-cell table:style-name="ce5" office:value-type="string">
            <text:p>1. Открыть страницу <text:s/>поиска (указано в задании №1). <text:s text:c="19"/>2. Пролистать блок фильтров. <text:s text:c="25"/>3. Найти чекбокс «Бесплатная доставка».</text:p>
          </table:table-cell>
          <table:table-cell table:style-name="ce5" office:value-type="string">
            <text:p>Чекбокс «Бесплатная доставка» - отсутствует.</text:p>
          </table:table-cell>
          <table:table-cell office:value-type="string">
            <text:p>Чекбокс «Бесплатная доставка» - присутствует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13">
          <table:table-cell office:value-type="float" office:value="12">
            <text:p>12</text:p>
          </table:table-cell>
          <table:table-cell table:style-name="ce5" office:value-type="string">
            <text:p>Орфографическая ошибка в блоке фильтров.</text:p>
          </table:table-cell>
          <table:table-cell office:value-type="string">
            <text:p>Low</text:p>
          </table:table-cell>
          <table:table-cell office:value-type="string">
            <text:p>Значительная</text:p>
          </table:table-cell>
          <table:table-cell table:style-name="ce5" office:value-type="string">
            <text:p>1. Открыть страницу <text:s/>поиска (указано в задании №1). <text:s text:c="19"/>2. Пролистать блок фильтров. <text:s text:c="24"/>3. Найти в фильтре "Состояние" <text:s/>"Требует ремонт"</text:p>
          </table:table-cell>
          <table:table-cell table:style-name="ce5" office:value-type="string">
            <text:p>В фильтре "Состояние" строка "Требует ремонт".</text:p>
          </table:table-cell>
          <table:table-cell office:value-type="string">
            <text:p>В фильтре "Состояние" строка "Требуется ремонт"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14">
          <table:table-cell office:value-type="float" office:value="13">
            <text:p>13</text:p>
          </table:table-cell>
          <table:table-cell office:value-type="string">
            <text:p>Не правильно указан адрес в объявлении.</text:p>
          </table:table-cell>
          <table:table-cell office:value-type="string">
            <text:p>Low</text:p>
          </table:table-cell>
          <table:table-cell office:value-type="string">
            <text:p>Незначительная</text:p>
          </table:table-cell>
          <table:table-cell office:value-type="string">
            <text:p>1. Открыть страницу <text:s/>поиска (указано в задании №1). <text:s text:c="17"/>2. Установить геолокацию Москва. <text:s text:c="5"/>3.Установить фильтры из предыдущих баг-репортов <text:s text:c="8"/>4.Выполнить поиск. <text:s text:c="21"/></text:p>
          </table:table-cell>
          <table:table-cell office:value-type="string">
            <text:p>В поисковом результате <text:s/>вышло объявление с адресом- «Соколдо» (нижнее правое на скриншоте).</text:p>
          </table:table-cell>
          <table:table-cell table:style-name="ce2" office:value-type="string">
            <text:p>По результатам поиска должны выйти объявления с Москвы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15">
          <table:table-cell office:value-type="float" office:value="14">
            <text:p>14</text:p>
          </table:table-cell>
          <table:table-cell office:value-type="string">
            <text:p>Объявление не прошло проверку безопасности.</text:p>
          </table:table-cell>
          <table:table-cell office:value-type="string">
            <text:p>Medium</text:p>
          </table:table-cell>
          <table:table-cell office:value-type="string">
            <text:p>Значительная</text:p>
          </table:table-cell>
          <table:table-cell office:value-type="string">
            <text:p>1. Открыть страницу <text:s/>поиска (указано в задании №1). <text:s text:c="17"/>2. Установить фильтры из предыдущих баг-репортов <text:s text:c="24"/>3. Выполнить поиск. <text:s text:c="3"/>4. Посмотреть телефон(на скриншоте) в нижнем ряду по середине. <text:s text:c="16"/></text:p>
          </table:table-cell>
          <table:table-cell table:style-name="ce5" office:value-type="string">
            <text:p>Подозрительно дешевый и задняя крышка не как у оригинала. <text:s text:c="2"/></text:p>
          </table:table-cell>
          <table:table-cell table:style-name="ce2" office:value-type="string">
            <text:p>Данное объявление не должно быть зарегистрировано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15">
          <table:table-cell office:value-type="float" office:value="15">
            <text:p>15</text:p>
          </table:table-cell>
          <table:table-cell office:value-type="string">
            <text:p>Фото товара не соответствует описанию.</text:p>
          </table:table-cell>
          <table:table-cell office:value-type="string">
            <text:p>Low</text:p>
          </table:table-cell>
          <table:table-cell office:value-type="string">
            <text:p>Незначительная</text:p>
          </table:table-cell>
          <table:table-cell table:style-name="ce5" office:value-type="string">
            <text:p>1. Открыть страницу <text:s/>поиска (указано в задании №1). <text:s text:c="17"/>2. Установить фильтры из предыдущих баг-репортов <text:s text:c="24"/>3. Выполнить поиск. <text:s text:c="3"/>4. Посмотреть телефон(на скриншоте) в нижнем ряду по середине. <text:s text:c="16"/></text:p>
          </table:table-cell>
          <table:table-cell table:style-name="ce5" office:value-type="string">
            <text:p>Товар под названием Samsung Galaxy S21 Ultra 5G, 16/512 ГБ <text:s/>имеет фото телефона от Apple.</text:p>
          </table:table-cell>
          <table:table-cell table:style-name="ce2" office:value-type="string">
            <text:p>Фото товара под названием Samsung Galaxy S21 Ultra 5G, 16/512 ГБ соответствует действительности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Не однородный шрифт в названии объявлений.</text:p>
          </table:table-cell>
          <table:table-cell office:value-type="string">
            <text:p>Low</text:p>
          </table:table-cell>
          <table:table-cell office:value-type="string">
            <text:p>Незначительная</text:p>
          </table:table-cell>
          <table:table-cell table:style-name="ce5" office:value-type="string">
            <text:p>1. Открыть страницу <text:s/>поиска (указано в задании №1). <text:s text:c="17"/>2. Просмотреть названия данных объявлений.</text:p>
          </table:table-cell>
          <table:table-cell office:value-type="string">
            <text:p>Не однородный шрифт в объявлениях( объявление во втором ряду имеет шрифт меньше чем остальные объявления).</text:p>
          </table:table-cell>
          <table:table-cell table:style-name="ce2" office:value-type="string">
            <text:p>Шрифт объявлений должен быть однородным.</text:p>
          </table:table-cell>
          <table:table-cell office:value-type="string">
            <text:p>MacOS 14.3.1; <text:s text:c="2"/>Safari 17.3.1 (19617.2.4.11.12)</text:p>
          </table:table-cell>
        </table:table-row>
        <table:table-row table:style-name="ro16" table:number-rows-repeated="7">
          <table:table-cell table:style-name="ce3" table:number-columns-repeated="8"/>
        </table:table-row>
        <table:table-row table:style-name="ro16">
          <table:table-cell table:style-name="ce4" table:number-columns-repeated="8"/>
        </table:table-row>
      </table:table>
      <table:table table:name="Лист2" table:style-name="ta1" table:print="false">
        <table:table-column table:style-name="co3" table:default-cell-style-name="Default"/>
        <table:table-row table:style-name="ro9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2">12.04.2024</text:date>, <text:time>18:48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Баркан</meta:initial-creator>
    <meta:creation-date>2024-04-08T18:26:45</meta:creation-date>
    <dc:date>2024-04-12T18:48:42</dc:date>
    <dc:creator>Владимир Баркан</dc:creator>
    <meta:editing-duration>PT3H36M47S</meta:editing-duration>
    <meta:editing-cycles>30</meta:editing-cycles>
    <meta:generator>OpenOffice/4.1.15$Unix OpenOffice.org_project/4115m2$Build-9813</meta:generator>
    <meta:document-statistic meta:table-count="3" meta:cell-count="136" meta:object-count="0"/>
  </office:meta>
</office:document-meta>
</file>